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list-style-name="LFO3" style:family="paragraph"/>
    <style:style style:name="T3" style:parent-style-name="DefaultParagraphFont" style:family="text">
      <style:text-properties fo:font-weight="bold" style:font-weight-asian="bold"/>
    </style:style>
    <style:style style:name="P4" style:parent-style-name="Standard" style:list-style-name="LFO3" style:family="paragraph"/>
    <style:style style:name="T5" style:parent-style-name="DefaultParagraphFont" style:family="text">
      <style:text-properties fo:font-weight="bold" style:font-weight-asian="bold"/>
    </style:style>
    <style:style style:name="P6" style:parent-style-name="Standard" style:list-style-name="LFO6" style:family="paragraph"/>
    <style:style style:name="T7" style:parent-style-name="DefaultParagraphFont" style:family="text">
      <style:text-properties fo:font-weight="bold" style:font-weight-asian="bold"/>
    </style:style>
    <style:style style:name="P8" style:parent-style-name="Standard" style:list-style-name="LFO6" style:family="paragraph"/>
    <style:style style:name="T9" style:parent-style-name="DefaultParagraphFont" style:family="text">
      <style:text-properties fo:font-weight="bold" style:font-weight-asian="bold"/>
    </style:style>
    <style:style style:name="P10" style:parent-style-name="Standard" style:list-style-name="LFO7" style:family="paragraph"/>
    <style:style style:name="T11" style:parent-style-name="DefaultParagraphFont" style:family="text">
      <style:text-properties fo:font-weight="bold" style:font-weight-asian="bold"/>
    </style:style>
    <style:style style:name="P12" style:parent-style-name="Standard" style:list-style-name="LFO7" style:family="paragraph"/>
    <style:style style:name="T13" style:parent-style-name="DefaultParagraphFont" style:family="text">
      <style:text-properties fo:font-weight="bold" style:font-weight-asian="bold"/>
    </style:style>
    <style:style style:name="P14" style:parent-style-name="Standard" style:list-style-name="LFO8" style:family="paragraph"/>
    <style:style style:name="T15" style:parent-style-name="DefaultParagraphFont" style:family="text">
      <style:text-properties fo:font-weight="bold" style:font-weight-asian="bold"/>
    </style:style>
    <style:style style:name="P16" style:parent-style-name="Standard" style:list-style-name="LFO8" style:family="paragraph"/>
    <style:style style:name="T17" style:parent-style-name="DefaultParagraphFont" style:family="text">
      <style:text-properties fo:font-weight="bold" style:font-weight-asian="bold"/>
    </style:style>
    <style:style style:name="P18" style:parent-style-name="Standard" style:family="paragraph">
      <style:paragraph-properties fo:margin-left="0.5in">
        <style:tab-stops/>
      </style:paragraph-properties>
    </style:style>
    <style:style style:name="P19" style:parent-style-name="Standard" style:list-style-name="LFO9" style:family="paragraph"/>
    <style:style style:name="T20" style:parent-style-name="DefaultParagraphFont" style:family="text">
      <style:text-properties fo:font-weight="bold" style:font-weight-asian="bold"/>
    </style:style>
    <style:style style:name="P21" style:parent-style-name="Standard" style:list-style-name="LFO9" style:family="paragraph"/>
    <style:style style:name="T22" style:parent-style-name="DefaultParagraphFont" style:family="text">
      <style:text-properties fo:font-weight="bold" style:font-weight-asian="bold"/>
    </style:style>
    <style:style style:name="P23" style:parent-style-name="Standard" style:family="paragraph">
      <style:paragraph-properties fo:margin-left="0.25in">
        <style:tab-stops/>
      </style:paragraph-properties>
    </style:style>
    <style:style style:name="P24" style:parent-style-name="Standard" style:list-style-name="LFO10" style:family="paragraph"/>
    <style:style style:name="T25" style:parent-style-name="DefaultParagraphFont" style:family="text">
      <style:text-properties fo:font-weight="bold" style:font-weight-asian="bold"/>
    </style:style>
    <style:style style:name="P26" style:parent-style-name="Standard" style:list-style-name="LFO10" style:family="paragraph"/>
    <style:style style:name="T27" style:parent-style-name="DefaultParagraphFont" style:family="text">
      <style:text-properties fo:font-weight="bold" style:font-weight-asian="bold"/>
    </style:style>
    <style:style style:name="P28" style:parent-style-name="Standard" style:list-style-name="LFO11" style:family="paragraph"/>
    <style:style style:name="T29" style:parent-style-name="DefaultParagraphFont" style:family="text">
      <style:text-properties fo:font-weight="bold" style:font-weight-asian="bold"/>
    </style:style>
    <style:style style:name="P30" style:parent-style-name="Standard" style:list-style-name="LFO1" style:family="paragraph"/>
    <style:style style:name="P31" style:parent-style-name="Standard" style:list-style-name="LFO2" style:family="paragraph"/>
    <style:style style:name="T32" style:parent-style-name="DefaultParagraphFont" style:family="text">
      <style:text-properties fo:font-weight="bold" style:font-weight-asian="bold" style:font-weight-complex="bold"/>
    </style:style>
  </office:automatic-styles>
  <office:body>
    <office:text text:use-soft-page-breaks="true">
      <text:p text:style-name="P1">1.Create code blocks to process data. Variables and loops must be used. Explain the purpose for these code blocks and how often they are executed.</text:p>
      <text:list text:style-name="LFO3" text:continue-numbering="true">
        <text:list-item>
          <text:p text:style-name="P2">The first code block to process data is a simple loop that has a number variable and a cursor loop. I had some trouble thinking of simple loops that would seem practical, so I used cursor loops for my loops.<text:s/><text:span text:style-name="T3">The purpose</text:span><text:s/>of the first code block is to count the amount of credit cards that the bank has out at a given time. It is executed each time it is specifically ran.<text:s/></text:p>
        </text:list-item>
        <text:list-item>
          <text:p text:style-name="P4">The second code block to process data has 4 variables and a cursor loop also.<text:s/><text:span text:style-name="T5">The purpose<text:s/></text:span>of this table is to calculate the interest rate of a loan at a given time. There is conditional Logic used.</text:p>
        </text:list-item>
      </text:list>
      <text:p text:style-name="Standard">2.Create code blocks to retrieve<text:s/>record sets from tables in your database. Cursors must be used.<text:s/>Explain the purpose for these code blocks and how often they are executed.</text:p>
      <text:list text:style-name="LFO6" text:continue-numbering="true">
        <text:list-item>
          <text:p text:style-name="P6">The first code block to retrieve record sets pulls from a table and inserts them into a new one.<text:s/><text:span text:style-name="T7">The purpose<text:s/></text:span>is to determine the top 5 credit limits available. It is executed when it is specifically called.<text:s/>The cursor in this code block selects the Credit Card Number, Credit Card Limit, and The ID number of the customer that the credit card belongs to.</text:p>
        </text:list-item>
        <text:list-item>
          <text:p text:style-name="P8">The second code block to retrieve record sets pulls from a table and inserts them into a new one<text:s/><text:span text:style-name="T9">has the purpose</text:span><text:s/>of generating an informal report for<text:s/>the<text:s/>employees. It executes when it is specifically called. The cursor in this code block is used to pull the First Name, Last Name, and Email from a table about employee information.</text:p>
        </text:list-item>
      </text:list>
      <text:p text:style-name="Standard"/>
      <text:p text:style-name="Standard">3.Have exception handling in your codes. Explain the purpose.</text:p>
      <text:list text:style-name="LFO7" text:continue-numbering="true">
        <text:list-item>
          <text:p text:style-name="P10">There is exception handling in the code we just ran. In Question 2.1 (The Top 5 Credit Card Code Block). There is an exception with<text:s/><text:span text:style-name="T11">the purpose<text:s/></text:span>of the exception handling is giving an error message when there are not enough values in the table to generate 5 records.<text:s/></text:p>
        </text:list-item>
        <text:list-item>
          <text:p text:style-name="P12">The second exception handling is in the code from 2.2, where we generate the<text:s/>information about the employees. The<text:s/><text:span text:style-name="T13">purpose<text:s/></text:span>of the exception handling is to make sure that the table if not empty. It is different than the previous exception handling in that this checks for any records, and the previous checks for less than 5 records.<text:s/></text:p>
        </text:list-item>
      </text:list>
      <text:p text:style-name="Standard"/>
      <text:p text:style-name="Standard">4.Have at least two triggers in your database to keep<text:s/>track of different types of activities, e.g. one for keeping track of insertion, and one of deletion. Explain the purpose.</text:p>
      <text:list text:style-name="LFO8" text:continue-numbering="true">
        <text:list-item>
          <text:p text:style-name="P14">The<text:s/><text:span text:style-name="T15">purpose<text:s/></text:span>of my first trigger is to document when someone takes out a loan. When information is inserted into the loan table, it updates the LOAN_STATUS table. It has all of the information from the loan table, as well as 'loan taken out' and the current system timestamp.</text:p>
        </text:list-item>
        <text:list-item>
          <text:p text:style-name="P16">The<text:s/><text:span text:style-name="T17">purpose<text:s/></text:span>of my second trigger is the same as the one above, except it is for deletion. Two triggers, one for insertion, one for deletion.<text:s/></text:p>
        </text:list-item>
      </text:list>
      <text:p text:style-name="P18"/>
      <text:p text:style-name="Standard">5. Have at least two functions. Explain what they do and when they are used.</text:p>
      <text:p text:style-name="Standard">--Make sure there are two fishers locations</text:p>
      <text:list text:style-name="LFO9" text:continue-numbering="true">
        <text:list-item>
          <text:p text:style-name="P19">The<text:s/><text:span text:style-name="T20">purpose</text:span><text:s/>of my first function is one to return the total number of branches in the database when a location is passed as an argument. The function is used when it is explicitly called. The function is used when it is explicitly called.</text:p>
        </text:list-item>
        <text:list-item>
          <text:p text:style-name="P21">The<text:s/><text:span text:style-name="T22">purpose<text:s/></text:span>of my second function is to create a custom email address for the customers in the database. You pass a name as a parameter and it will return a custom email address for the user. The function is used when it is explicitly called.</text:p>
        </text:list-item>
      </text:list>
      <text:p text:style-name="P23"/>
      <text:p text:style-name="Standard"/>
      <text:p text:style-name="Standard"/>
      <text:soft-page-break/>
      <text:p text:style-name="Standard">6. Have at least two stored procedures. Explain what<text:s/>they do and when they are used.</text:p>
      <text:list text:style-name="LFO10" text:continue-numbering="true">
        <text:list-item>
          <text:p text:style-name="P24">The<text:s/><text:span text:style-name="T25">purpose</text:span><text:s/>of my first stored procedure is to find<text:s/>the assets on hand at a branch.<text:s/>It takes the name of the branch as a argument. It then prints out a custom line with the name of the branch and the assets on hand.</text:p>
        </text:list-item>
        <text:list-item>
          <text:p text:style-name="P26">The<text:s/><text:span text:style-name="T27">purpose<text:s/></text:span>of my second stored procedure is to determine bonuses. It randomly inserts a performance review, then calculates a bonus for the employee based off of their performance review. It takes no<text:s/>parameters, just calculates the bonuses for everyone.<text:s/><text:s/></text:p>
        </text:list-item>
      </text:list>
      <text:p text:style-name="Standard"/>
      <text:p text:style-name="Standard">7.Have at least one package. Explain what is does and when it is used.</text:p>
      <text:list text:style-name="LFO11" text:continue-numbering="true">
        <text:list-item>
          <text:p text:style-name="P28">The<text:s/><text:span text:style-name="T29">purpose<text:s/></text:span>of package I created just combines the above function to count the total number of branches along with the stored procedure to get the assets on hand.<text:s/></text:p>
        </text:list-item>
      </text:list>
      <text:p text:style-name="Standard">8.Create at least one type of objects. Explain what it is and why it is needed.</text:p>
      <text:list text:style-name="LFO1" text:continue-numbering="true">
        <text:list-item>
          <text:p text:style-name="P30">A nested table that contains employee work and cell numbers to keep track of contact information. The Program creates a table with information from another table through a cursor loop. It sets all the phone numbers to empty. You can then go through and edit numbers as needed.</text:p>
        </text:list-item>
      </text:list>
      <text:list text:style-name="LFO2" text:continue-numbering="true">
        <text:list-item>
          <text:p text:style-name="P31">A V-array to see what skills each banker has.<text:s/><text:span text:style-name="T32">The purpose</text:span><text:s/>would be to assess a<text:s/>banker’s<text:s/>skills to see what jobs would suit them best. <text:s/>We create a Varying Array that holds 5 entries, followed by a table to hold data from the banker information table along with the array object. There is no information in the array. When we update the<text:s/>information<text:s/>and run it again, we see the names with each distinct piece of information in the arra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rey</dc:creator>
    <meta:creation-date>2017-04-24T15:24:00Z</meta:creation-date>
    <dc:date>2017-04-25T17:04:00Z</dc:date>
    <meta:template xlink:href="Normal" xlink:type="simple"/>
    <meta:editing-cycles>6</meta:editing-cycles>
    <meta:editing-duration>PT4860S</meta:editing-duration>
    <meta:document-statistic meta:page-count="2" meta:paragraph-count="10" meta:word-count="750" meta:character-count="5020" meta:row-count="35" meta:non-whitespace-character-count="4280"/>
  </office:meta>
</office:document-meta>
</file>